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CodecConfigurerTests.assertSseReader( List &lt; HttpMessageReader &lt; ? &gt; &gt; r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CodecConfigurerTests.assertStringDecoder( Decoder &lt; ? &gt; decoder , boolean text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entCodecConfigurerTests.clonedConfigur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ientCodecConfigurerTests.jackson2CodecCustomiz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lientCodecConfigurerTests.cloneShouldNotBeImpactedByChangesToOrigi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CodecConfigurerTests.cloneShouldNotDropMultipartCodec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ientCodecConfigurerTests.maxInMemory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lientCodecConfigurerTests.assertStringEncoder( Encoder &lt; ? &gt; encoder , boolean text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ientCodecConfigurerTests.objectMapperCustomiza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ientCodecConfigurerTests.defaultR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lientCodecConfigurerTests.getNextEncoder( List &lt; HttpMessageWriter &lt; ? &gt; &gt; wri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CodecConfigurerTests.defaultWri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lientCodecConfigurerTests.enableLoggingRequestDetai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ientCodecConfigurerTests.getNextDecoder( List &lt; HttpMessageReader &lt; ? &gt; &gt; r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CodecConfigurerTests.nextReader( List &lt; HttpMessageReader &lt; ? &gt; &gt; r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CodecConfigurerTests.findCodec( List &lt; ? &gt; codecs , Class &lt; T &gt;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